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Assignment 2</text:span></text:p>
      <text:p text:style-name="P1"><text:span text:style-name="T2"/></text:p>
      <text:p text:style-name="P2"><text:span text:style-name="T3">Ques 1:</text:span><text:span text:style-name="T4"><text:s/></text:span><text:span text:style-name="T5">Which software development technique is good for the systems that have third party API calls, cron jobs, data exports/imports, etc.,?</text:span><text:span text:style-name="T6"/></text:p>
      <text:p text:style-name="P2"><text:span text:style-name="T6"/></text:p>
      <text:p text:style-name="P2"><text:span text:style-name="T7">Answer 1:</text:span></text:p>
      <text:p text:style-name="P2"><text:span text:style-name="T8">Test Driven Development (TDD) technique is good for the systems that have third party API calls, cron jobs, data exports/imports, etc..</text:span></text:p>
      <text:p text:style-name="P2"><text:span text:style-name="T8"/></text:p>
      <text:p text:style-name="P2"><text:span text:style-name="T9">Ques 2:<text:s/></text:span><text:span text:style-name="T10"><text:s/></text:span><text:span text:style-name="T11">Where does Test Automation fit in the Software Life Cycle? Explain with diagram.</text:span><text:span text:style-name="T12"/></text:p>
      <text:p text:style-name="P2"><text:span text:style-name="T12"/></text:p>
      <text:p text:style-name="P2"><text:span text:style-name="T13">Answer 2:</text:span></text:p>
      <text:p text:style-name="P2"><text:span text:style-name="T14"/></text:p>
      <text:p text:style-name="P2"><draw:frame text:anchor-type="as-char" svg:width="152.40mm" svg:height="66.94mm" style:rel-width="scale" style:rel-height="scale"><draw:object-ole xlink:href="OleObj1"/><draw:image xlink:href="ObjectReplacements/OleObj1"/></draw:frame><text:span text:style-name="T14"/></text:p>
      <text:p text:style-name="P2"><text:span text:style-name="T14"/></text:p>
      <text:p text:style-name="P2"><text:span text:style-name="T14">In Software Life Cycle, Test Automation fits between development and testing phase.</text:span></text:p>
      <text:p text:style-name="P2"><text:span text:style-name="T14"/></text:p>
      <text:p text:style-name="P2"><text:span text:style-name="T15">Ques 3</text:span><text:span text:style-name="T16">: Can we skip the manual testing and why?</text:span><text:span text:style-name="T17"/></text:p>
      <text:p text:style-name="P2"><text:span text:style-name="T17"/></text:p>
      <text:p text:style-name="P2"><text:span text:style-name="T18">Answer 3:</text:span><text:span text:style-name="T19"/></text:p>
      <text:p text:style-name="P2"><text:span text:style-name="T19">We can't skip manual testing as:</text:span></text:p>
      <text:p text:style-name="P2"><text:span text:style-name="T19">1.<text:s text:c="2"/>Usability testing can’t be automated.</text:span></text:p>
      <text:p text:style-name="P2"><text:span text:style-name="T19">2. Automated testing only tests what is predictable.</text:span></text:p>
      <text:p text:style-name="P2"><text:span text:style-name="T19">3. Automated tests can contain bugs/errors.</text:span></text:p>
      <text:p text:style-name="P2"><text:span text:style-name="T19"/></text:p>
      <text:p text:style-name="P2"><text:span text:style-name="T20">Ques 4:</text:span><text:span text:style-name="T21"><text:s/>Give the names of selector?</text:span></text:p>
      <text:p text:style-name="P2"><text:span text:style-name="T21"/></text:p>
      <text:p text:style-name="P2"><text:span text:style-name="T22">Answer 4:</text:span><text:span text:style-name="T23"/></text:p>
      <text:p text:style-name="P2"><text:span text:style-name="T23">1. CSS Selector</text:span></text:p>
      <text:p text:style-name="P2"><text:span text:style-name="T23">2. Xpath Selector</text:span></text:p>
      <text:p text:style-name="P2"><text:span text:style-name="T23"/></text:p>
      <text:p text:style-name="P2"><text:span text:style-name="T24">Ques 5:<text:s/></text:span><text:span text:style-name="T25">What is the modular framework?<text:s/></text:span><text:span text:style-name="T26"/></text:p>
      <text:p text:style-name="P2"><text:span text:style-name="T26"/></text:p>
      <text:p text:style-name="P2"><text:span text:style-name="T27">Answer 5:<text:s/></text:span><text:span text:style-name="T28"/></text:p>
      <text:p text:style-name="P2"><text:span text:style-name="T28">Modular framework is like creation of small, independent scripts that represents modules, sections and functions of the application under test. These small scripts are then used in a hierarchical fashion to construct larger test for a perticular test case.</text:span></text:p>
      <text:p text:style-name="P2"><text:span text:style-name="T28"/></text:p>
      <text:p text:style-name="P2"><text:span text:style-name="T29">Ques 6</text:span><text:span text:style-name="T30">: Explain the Open source tool.</text:span><text:span text:style-name="T31"/></text:p>
      <text:p text:style-name="P2"><text:span text:style-name="T31"/></text:p>
      <text:p text:style-name="P2"><text:span text:style-name="T32">Answer 6:</text:span><text:span text:style-name="T33"/></text:p>
      <text:p text:style-name="P2"><text:span text:style-name="T33">Open source tools is a phrase used to mean a program -- or tool -- that performs a very specific task, in which the source code is openly published for use and/or modification from its original design, free of charge. Open source tools are typically created as a collaborative effort in which programmers improve upon the code and share the changes within the community, and is usually available at no charge under a license defined by the Open Source Initiative.</text:span></text:p>
      <text:p text:style-name="P2"><text:span text:style-name="T33"/></text:p>
      <text:p text:style-name="P2"><text:span text:style-name="T34">Ques 7:<text:s/></text:span><text:span text:style-name="T35">What is Hybrid framework?</text:span><text:span text:style-name="T36"/></text:p>
      <text:p text:style-name="P2"><text:span text:style-name="T37"/></text:p>
      <text:p text:style-name="P2"><text:span text:style-name="T37">Answer 7:</text:span><text:span text:style-name="T38"/></text:p>
      <text:list text:style-name="L3">
        <text:list-item>
          <text:p text:style-name="P3"><text:span text:style-name="T38">Hybrid frameworks use the combination of two or more of the different frameworks techniques, taking from their strengths and minimizing their weaknesses.</text:span></text:p>
        </text:list-item>
        <text:list-item>
          <text:p text:style-name="P3"><text:span text:style-name="T38">The framework can use the modular approach along with either data-driven or keyword-driven framework.</text:span></text:p>
        </text:list-item>
        <text:list-item>
          <text:p text:style-name="P3"><text:span text:style-name="T38">The framework can use scripts to perform some tasks that might be too difficult to implement in a pure keyword driven approach.</text:span></text:p>
        </text:list-item>
      </text:list>
      <text:p text:style-name="P4"><text:span text:style-name="T39"/></text:p>
      <text:p text:style-name="P4"><text:span text:style-name="T40">Ques 8:</text:span><text:span text:style-name="T41"><text:s/>Write a name of record and replay tool.</text:span></text:p>
      <text:p text:style-name="P4"><text:span text:style-name="T41"/></text:p>
      <text:p text:style-name="P4"><text:span text:style-name="T42">Answer 8:</text:span><text:span text:style-name="T43"/></text:p>
      <text:p text:style-name="P4"><text:span text:style-name="T43">Screenster is a test automation tool which performs screenshot-based comparison of different versions of your web pages. First it creates a visual baseline for a page, taking a screenshot for each user action. During the next run it takes a new screenshot at each step, compares it with the one from baseline and highlights differences.</text:span></text:p>
      <text:p text:style-name="P4"><text:span text:style-name="T43"/></text:p>
      <text:p text:style-name="P4"><text:span text:style-name="T44">Ques 9:<text:s/></text:span><text:span text:style-name="T45">What is the difference between BDD and Cucumber?</text:span></text:p>
      <text:p text:style-name="P4"><text:span text:style-name="T45"/></text:p>
      <text:p text:style-name="P4"><text:span text:style-name="T46">Answer 9:</text:span><text:span text:style-name="T47"/></text:p>
      <text:p text:style-name="P4"><text:span text:style-name="T48">Behavior-driven design (BDD) is a way to write code based on tests.</text:span></text:p>
      <text:p text:style-name="P4"><text:span text:style-name="T48">Cucumber is a BDD tool.</text:span></text:p>
      <text:p text:style-name="P4"><text:span text:style-name="T48"/></text:p>
      <text:p text:style-name="P4"><text:span text:style-name="T49">Ques 10:</text:span><text:span text:style-name="T50"><text:s/>Can we replace the Regression testing from Test automation and how?</text:span></text:p>
      <text:p text:style-name="P4"><text:span text:style-name="T50"/></text:p>
      <text:p text:style-name="P4"><text:span text:style-name="T51">Answer 10:</text:span><text:span text:style-name="T52"/></text:p>
      <text:p text:style-name="P4"><text:span text:style-name="T52">Yes, regression testing can be replaced by Test automation</text:span></text:p>
      <text:p text:style-name="P4"><text:span text:style-name="T52">This is because regression tests are naturally good candidates for automation. In general, automated test cases should be:</text:span></text:p>
      <text:p text:style-name="P4"><text:span text:style-name="T52"/></text:p>
      <text:list text:style-name="L5">
        <text:list-item>
          <text:p text:style-name="P5"><text:span text:style-name="T52">Stable</text:span></text:p>
        </text:list-item>
        <text:list-item>
          <text:p text:style-name="P5"><text:span text:style-name="T52">Repeated frequently</text:span></text:p>
        </text:list-item>
        <text:list-item>
          <text:p text:style-name="P5"><text:span text:style-name="T52">Simple</text:span></text:p>
        </text:list-item>
        <text:list-item>
          <text:p text:style-name="P5"><text:span text:style-name="T52">Worth maintaining</text:span></text:p>
        </text:list-item>
      </text:list>
      <text:p text:style-name="P6"><text:span text:style-name="T52">Because regression testing is for existing functionality, it requires constant repetition. Every release cycle should include a fair amount of regression testing to ensure that no new development causes bugs or breaks.</text:span></text:p>
      <text:p text:style-name="P6"><text:span text:style-name="T52">When regression testing is automated, it allows for checks into a variety of changes and frees up testers to conduct manual exploration into more unusual cases in the production environment. </text:span></text:p>
      <text:p text:style-name="P6"><text:span text:style-name="T52"/></text:p>
      <text:p text:style-name="P6"><text:span text:style-name="T53">Ques 11</text:span><text:span text:style-name="T54">: How many ‘A’s test script has? Explain them.</text:span><text:span text:style-name="T55"/></text:p>
      <text:p text:style-name="P6"><text:span text:style-name="T56"/></text:p>
      <text:p text:style-name="P6"><text:span text:style-name="T57">Answer 11:</text:span><text:span text:style-name="T58"/></text:p>
      <text:p text:style-name="P6"><text:span text:style-name="T58">"Arrange-Act-Assert"-a pattern for arranging and formatting code in UnitTest methods:</text:span></text:p>
      <text:p text:style-name="P6"><text:span text:style-name="T58">Each method should group these functional sections, separated by blank lines:</text:span></text:p>
      <text:list text:style-name="L7">
        <text:list-item>
          <text:p text:style-name="P7"><text:span text:style-name="T58">Arrange all necessary preconditions and inputs.</text:span></text:p>
        </text:list-item>
        <text:list-item>
          <text:p text:style-name="P7"><text:span text:style-name="T58">Act on the object or method under test.</text:span></text:p>
        </text:list-item>
        <text:list-item>
          <text:p text:style-name="P7"><text:span text:style-name="T58">Assert that the expected results have occurred.</text:span></text:p>
        </text:list-item>
      </text:list>
      <text:p text:style-name="P8"><text:span text:style-name="T58">Benefits:</text:span></text:p>
      <text:list text:style-name="L9">
        <text:list-item>
          <text:p text:style-name="P9"><text:span text:style-name="T58">Clearly separates what is being tested from the setup and verification steps.</text:span></text:p>
        </text:list-item>
        <text:list-item>
          <text:p text:style-name="P9"><text:span text:style-name="T58">Clarifies and focuses attention on a historically successful and generally necessary set of test steps.</text:span></text:p>
        </text:list-item>
        <text:list-item>
          <text:p text:style-name="P9"><text:span text:style-name="T58">Makes some TestSmells more obvious:</text:span></text:p>
        </text:list-item>
        <text:list-item>
          <text:p text:style-name="P9"><text:span text:style-name="T58">Assertions intermixed with "Act" code.</text:span></text:p>
        </text:list-item>
        <text:list-item>
          <text:p text:style-name="P9"><text:span text:style-name="T58">Test methods that try to test too many different things at o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